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bbd9" officeooo:paragraph-rsid="0012bbd9"/>
    </style:style>
    <style:style style:name="P2" style:family="paragraph" style:parent-style-name="Standard">
      <style:paragraph-properties fo:text-align="center" style:justify-single-word="false"/>
      <style:text-properties fo:font-size="28pt" officeooo:rsid="0012bbd9" officeooo:paragraph-rsid="0012bbd9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2bbd9" officeooo:paragraph-rsid="0012bbd9" style:font-size-asian="15.75pt" style:font-size-complex="18pt"/>
    </style:style>
    <style:style style:name="P4" style:family="paragraph" style:parent-style-name="Standard" style:list-style-name="L1">
      <style:paragraph-properties fo:text-align="start" style:justify-single-word="false">
        <style:tab-stops/>
      </style:paragraph-properties>
      <style:text-properties officeooo:rsid="00135500" officeooo:paragraph-rsid="00135500"/>
    </style:style>
    <style:style style:name="P5" style:family="paragraph" style:parent-style-name="Standard" style:list-style-name="L1">
      <style:paragraph-properties fo:text-align="start" style:justify-single-word="false">
        <style:tab-stops/>
      </style:paragraph-properties>
      <style:text-properties officeooo:rsid="00135500" officeooo:paragraph-rsid="00135500"/>
    </style:style>
    <style:style style:name="P6" style:family="paragraph" style:parent-style-name="Standard" style:list-style-name="L1">
      <style:paragraph-properties fo:text-align="start" style:justify-single-word="false">
        <style:tab-stops/>
      </style:paragraph-properties>
      <style:text-properties officeooo:rsid="0014364b" officeooo:paragraph-rsid="0014364b"/>
    </style:style>
    <style:style style:name="P7" style:family="paragraph" style:parent-style-name="Standard" style:list-style-name="L2">
      <style:paragraph-properties fo:text-align="start" style:justify-single-word="false">
        <style:tab-stops/>
      </style:paragraph-properties>
      <style:text-properties officeooo:rsid="0014364b" officeooo:paragraph-rsid="0014364b"/>
    </style:style>
    <style:style style:name="P8" style:family="paragraph" style:parent-style-name="Standard" style:list-style-name="L2">
      <style:paragraph-properties fo:text-align="start" style:justify-single-word="false">
        <style:tab-stops/>
      </style:paragraph-properties>
      <style:text-properties officeooo:rsid="00159d80" officeooo:paragraph-rsid="00159d80"/>
    </style:style>
    <style:style style:name="P9" style:family="paragraph" style:parent-style-name="Standard" style:list-style-name="L3">
      <style:paragraph-properties fo:text-align="start" style:justify-single-word="false">
        <style:tab-stops/>
      </style:paragraph-properties>
      <style:text-properties officeooo:rsid="00159d80" officeooo:paragraph-rsid="00159d80"/>
    </style:style>
    <style:style style:name="P10" style:family="paragraph" style:parent-style-name="Standard" style:list-style-name="L1">
      <style:paragraph-properties fo:text-align="start" style:justify-single-word="false">
        <style:tab-stops/>
      </style:paragraph-properties>
      <style:text-properties officeooo:rsid="00159d80" officeooo:paragraph-rsid="00159d80"/>
    </style:style>
    <style:style style:name="P11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>
        <style:tab-stops>
          <style:tab-stop style:position="10.213cm"/>
        </style:tab-stops>
      </style:paragraph-properties>
      <style:text-properties officeooo:rsid="00135500" officeooo:paragraph-rsid="00135500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rsid="00135500" officeooo:paragraph-rsid="00135500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rsid="00135500" officeooo:paragraph-rsid="00135500"/>
    </style:style>
    <style:style style:name="P14" style:family="paragraph" style:parent-style-name="Standard" style:master-page-name="">
      <style:paragraph-properties fo:margin-left="11.7cm" fo:margin-right="0cm" fo:text-align="start" style:justify-single-word="false" fo:text-indent="0cm" style:auto-text-indent="false" style:page-number="auto">
        <style:tab-stops>
          <style:tab-stop style:position="10.213cm"/>
        </style:tab-stops>
      </style:paragraph-properties>
      <style:text-properties officeooo:rsid="0012bbd9" officeooo:paragraph-rsid="0012bbd9"/>
    </style:style>
    <style:style style:name="P15" style:family="paragraph" style:parent-style-name="Standard" style:master-page-name="">
      <style:paragraph-properties fo:margin-left="11.7cm" fo:margin-right="0cm" fo:text-align="start" style:justify-single-word="false" fo:text-indent="0cm" style:auto-text-indent="false" style:page-number="auto">
        <style:tab-stops>
          <style:tab-stop style:position="10.213cm"/>
        </style:tab-stops>
      </style:paragraph-properties>
      <style:text-properties officeooo:rsid="0012bbd9" officeooo:paragraph-rsid="0012bbd9"/>
    </style:style>
    <style:style style:name="P16" style:family="paragraph" style:parent-style-name="Standard">
      <style:paragraph-properties fo:margin-left="11.7cm" fo:margin-right="0cm" fo:text-align="start" style:justify-single-word="false" fo:text-indent="0cm" style:auto-text-indent="false">
        <style:tab-stops>
          <style:tab-stop style:position="10.213cm"/>
        </style:tab-stops>
      </style:paragraph-properties>
      <style:text-properties officeooo:rsid="0012bbd9" officeooo:paragraph-rsid="0012bbd9"/>
    </style:style>
    <style:style style:name="T1" style:family="text">
      <style:text-properties officeooo:rsid="0014364b"/>
    </style:style>
    <style:style style:name="T2" style:family="text">
      <style:text-properties officeooo:rsid="00159d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okument projektowy</text:p>
      <text:p text:style-name="P3">Temat: Strategia czasu rzeczywistego „Crimean Crisis”.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Skład sekcji:</text:p>
      <text:p text:style-name="P14">Hanna Mazurkiewicz</text:p>
      <text:p text:style-name="P16">Tomasz Guźniczak</text:p>
      <text:p text:style-name="P16">Paweł Nocoń</text:p>
      <text:p text:style-name="P11">1. Treść zadania.</text:p>
      <text:p text:style-name="P12"><text:tab/>Napisać grę strategiczną czasu rzeczywistego pt. „Crimean Crisis” częściowo wzorując się na rozwiązaniach zawartych w serii „C&amp;C”.</text:p>
      <text:p text:style-name="P12"><text:tab/><text:span text:style-name="T2">Fabuła gry opiera się na obecnym kryzysie w stosunkach Rosja – Reszta Świata, który miał swoje zarzewie w Autonomicznej Republice Krymu. Strony biorące udział w walkach to Rosja, Unia Europejska, Polska, USA. </text:span></text:p>
      <text:p text:style-name="P12"/>
      <text:p text:style-name="P12">2. Analiza zadania.</text:p>
      <text:list xml:id="list1559136644764993511" text:style-name="L1">
        <text:list-item>
          <text:p text:style-name="P4">Wykorzystywane zagadnienia grafiki komputerowej:</text:p>
          <text:list>
            <text:list-item>
              <text:p text:style-name="P4">Efekty cząsteczkowe</text:p>
            </text:list-item>
            <text:list-item>
              <text:p text:style-name="P4">Animacja</text:p>
            </text:list-item>
            <text:list-item>
              <text:p text:style-name="P4">Wykrywanie kolizji</text:p>
            </text:list-item>
          </text:list>
        </text:list-item>
        <text:list-item>
          <text:p text:style-name="P4">Wykorzystywane biblioteki i narzędzia programistyczne:</text:p>
          <text:list>
            <text:list-item>
              <text:p text:style-name="P4">Język C++, biblioteka boost, OpenGL, GLUT, <text:span text:style-name="T1">Qt (obsługa sieci)</text:span></text:p>
            </text:list-item>
            <text:list-item>
              <text:p text:style-name="P4">Blender</text:p>
            </text:list-item>
            <text:list-item>
              <text:p text:style-name="P4">Microsoft Visual Studio</text:p>
            </text:list-item>
          </text:list>
        </text:list-item>
        <text:list-item>
          <text:p text:style-name="P6">Algorytmy</text:p>
          <text:list>
            <text:list-item>
              <text:p text:style-name="P6">Znajdowanie najkrótszej drogi</text:p>
            </text:list-item>
            <text:list-item>
              <text:p text:style-name="P6">Obsługa kolizji</text:p>
            </text:list-item>
          </text:list>
        </text:list-item>
        <text:list-item>
          <text:p text:style-name="P6">Obiekty będą przechowywane w listach</text:p>
        </text:list-item>
        <text:list-item>
          <text:p text:style-name="P6">Ograniczenia specyfikacji</text:p>
          <text:list>
            <text:list-item>
              <text:p text:style-name="P6">Dostępna będzie ograniczona liczba budynków, pojazdów itd.</text:p>
            </text:list-item>
            <text:list-item>
              <text:p text:style-name="P10">Dostępne dwie strony konfliktu.</text:p>
            </text:list-item>
            <text:list-item>
              <text:p text:style-name="P6">Dostępny tylko tryb multiplayer.</text:p>
            </text:list-item>
            <text:list-item>
              <text:p text:style-name="P6">Ilość graczy ograniczona do dwóch.</text:p>
            </text:list-item>
            <text:list-item>
              <text:p text:style-name="P6">Uproszczony teren.</text:p>
            </text:list-item>
            <text:list-item>
              <text:p text:style-name="P6">Kamera ustawiona pod niezmiennym kątem.</text:p>
            </text:list-item>
            <text:list-item>
              <text:p text:style-name="P6">Uproszczona fizyka.</text:p>
            </text:list-item>
          </text:list>
        </text:list-item>
      </text:list>
      <text:p text:style-name="P12"/>
      <text:p text:style-name="P12">3. Plan pracy.</text:p>
      <text:list xml:id="list4662511740861197933" text:style-name="L2">
        <text:list-item>
          <text:p text:style-name="P7">Stworzenie modeli.</text:p>
        </text:list-item>
        <text:list-item>
          <text:p text:style-name="P7">Stworzenie interfejsu i ekranu startowego.</text:p>
        </text:list-item>
        <text:list-item>
          <text:p text:style-name="P7">Umożliwienie poruszania się wojsk <text:span text:style-name="T2">(wraz z animacjami)</text:span>.</text:p>
        </text:list-item>
        <text:list-item>
          <text:p text:style-name="P7">Umożliwienie stawiania budynków i produkcji wojsk.</text:p>
        </text:list-item>
        <text:list-item>
          <text:p text:style-name="P7">Obsługa kolizji (i niszczenie obiektów).</text:p>
        </text:list-item>
        <text:list-item>
          <text:p text:style-name="P7">Komunikacja sieciowa.</text:p>
        </text:list-item>
        <text:list-item>
          <text:p text:style-name="P7">Efekty cząsteczkowe.</text:p>
        </text:list-item>
        <text:list-item>
          <text:p text:style-name="P8">Obsługa dźwięków.</text:p>
        </text:list-item>
        <text:list-item>
          <text:p text:style-name="P8">W pełni funkcjonalny multiplayer.</text:p>
        </text:list-item>
      </text:list>
      <text:p text:style-name="P12"/>
      <text:p text:style-name="P12">4. Wstępny podział pracy.</text:p>
      <text:list xml:id="list2517445408978107750" text:style-name="L3">
        <text:list-item>
          <text:p text:style-name="P9">Hanna Mazurkiewicz</text:p>
          <text:list>
            <text:list-item>
              <text:p text:style-name="P9">Stawianie budynków i produkcja wojsk</text:p>
            </text:list-item>
            <text:list-item>
              <text:p text:style-name="P9">Stworzenie interfejsu i ekranu startowego (logika)</text:p>
            </text:list-item>
            <text:list-item>
              <text:p text:style-name="P9">Umożliwienie poruszania się wojsk</text:p>
            </text:list-item>
          </text:list>
        </text:list-item>
        <text:list-item>
          <text:p text:style-name="P9">Paweł Nocoń</text:p>
          <text:list>
            <text:list-item>
              <text:p text:style-name="P9">Stworzenie modeli i animacji</text:p>
            </text:list-item>
            <text:list-item>
              <text:p text:style-name="P9">Stworzenie interfejsu i ekranu startowego (grafika) </text:p>
            </text:list-item>
            <text:list-item>
              <text:p text:style-name="P9">Efekty cząsteczkowe</text:p>
            </text:list-item>
          </text:list>
        </text:list-item>
        <text:list-item>
          <text:p text:style-name="P9">Tomasz Guźniczak</text:p>
          <text:list>
            <text:list-item>
              <text:p text:style-name="P9"><text:soft-page-break/>Komunikacja sieciowa</text:p>
            </text:list-item>
            <text:list-item>
              <text:p text:style-name="P9">Obsługa dźwięków</text:p>
            </text:list-item>
            <text:list-item>
              <text:p text:style-name="P9">Obsługa kolizji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3:15:11.922000000</meta:creation-date>
    <dc:date>2014-03-31T14:13:32.979000000</dc:date>
    <meta:editing-duration>PT48M29S</meta:editing-duration>
    <meta:editing-cycles>2</meta:editing-cycles>
    <meta:generator>LibreOffice/4.2.0.4$Windows_x86 LibreOffice_project/05dceb5d363845f2cf968344d7adab8dcfb2ba71</meta:generator>
    <meta:document-statistic meta:table-count="0" meta:image-count="0" meta:object-count="0" meta:page-count="3" meta:paragraph-count="53" meta:word-count="261" meta:character-count="1789" meta:non-whitespace-character-count="1617"/>
  </office:meta>
</office:document-meta>
</file>